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style:style style:name="P1" style:parent-style-name="Normal" style:master-page-name="MP0" style:family="paragraph">
      <style:paragraph-properties fo:break-before="page" fo:text-align="center" style:page-number="1"/>
      <style:text-properties fo:font-size="12pt" style:font-size-asian="12pt" style:font-size-complex="12pt"/>
    </style:style>
    <style:style style:name="P7" style:parent-style-name="Normal" style:family="paragraph">
      <style:paragraph-properties fo:text-align="center"/>
      <style:text-properties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size="12pt" style:font-size-asian="12pt" style:font-size-complex="12pt"/>
    </style:style>
    <style:style style:name="P17" style:parent-style-name="Normal" style:family="paragraph">
      <style:paragraph-properties fo:text-align="center" fo:line-height="200%">
        <style:tab-stops>
          <style:tab-stop style:type="left" style:position="0.4in"/>
        </style:tab-stops>
      </style:paragraph-properties>
    </style:style>
    <style:style style:name="T18" style:parent-style-name="DefaultParagraphFont" style:family="text">
      <style:text-properties fo:color="#000000" fo:font-size="12pt" style:font-size-asian="12pt" style:font-size-complex="12pt" fo:background-color="#FFFF00"/>
    </style:style>
    <style:style style:name="P19" style:parent-style-name="Normal" style:family="paragraph">
      <style:paragraph-properties fo:text-align="center" fo:line-height="200%">
        <style:tab-stops>
          <style:tab-stop style:type="left" style:position="0.4in"/>
        </style:tab-stops>
      </style:paragraph-properties>
      <style:text-properties fo:color="#000000" fo:font-size="12pt" style:font-size-asian="12pt" style:font-size-complex="12pt" fo:background-color="#FFFF00"/>
    </style:style>
    <style:style style:name="P20" style:parent-style-name="Normal" style:family="paragraph">
      <style:paragraph-properties fo:text-align="center" fo:line-height="150%">
        <style:tab-stops>
          <style:tab-stop style:type="left" style:position="0.4in"/>
        </style:tab-stops>
      </style:paragraph-properties>
      <style:text-properties fo:color="#000000" fo:font-size="12pt" style:font-size-asian="12pt" style:font-size-complex="12pt"/>
    </style:style>
    <style:style style:name="P21" style:parent-style-name="Normal" style:family="paragraph">
      <style:paragraph-properties fo:text-align="center" fo:line-height="150%">
        <style:tab-stops>
          <style:tab-stop style:type="left" style:position="0.4in"/>
        </style:tab-stops>
      </style:paragraph-properties>
      <style:text-properties fo:color="#000000" fo:font-size="12pt" style:font-size-asian="12pt" style:font-size-complex="12pt"/>
    </style:style>
    <style:style style:name="P22" style:parent-style-name="Normal" style:master-page-name="MP1" style:family="paragraph">
      <style:paragraph-properties fo:break-before="page" fo:text-align="center" fo:line-height="200%"/>
      <style:text-properties fo:font-weight="bold" style:font-weight-asian="bold" fo:font-size="12pt" style:font-size-asian="12pt" style:font-size-complex="12pt"/>
    </style:style>
    <style:style style:name="P27" style:parent-style-name="Normal" style:family="paragraph">
      <style:paragraph-properties fo:margin-bottom="0.0694in" fo:line-height="200%">
        <style:tab-stops>
          <style:tab-stop style:type="right" style:position="6.493in"/>
        </style:tab-stops>
      </style:paragraph-properties>
    </style:style>
    <style:style style:name="P28" style:parent-style-name="Normal" style:family="paragraph">
      <style:paragraph-properties fo:line-height="200%"/>
      <style:text-properties fo:font-size="12pt" style:font-size-asian="12pt" style:font-size-complex="12pt"/>
    </style:style>
    <style:style style:name="P29" style:parent-style-name="Normal" style:family="paragraph">
      <style:paragraph-properties fo:line-height="200%"/>
    </style:style>
    <style:style style:name="T30" style:parent-style-name="DefaultParagraphFont" style:family="text">
      <style:text-properties fo:color="#FF0000" fo:font-size="12pt" style:font-size-asian="12pt" style:font-size-complex="12pt"/>
    </style:style>
    <style:style style:name="T31" style:parent-style-name="Hyperlink" style:family="text">
      <style:text-properties fo:font-weight="bold" style:font-weight-asian="bold" style:font-weight-complex="bold" fo:color="#FF0000" fo:font-size="12pt" style:font-size-asian="12pt" style:font-size-complex="12pt"/>
    </style:style>
    <style:style style:name="T32" style:parent-style-name="DefaultParagraphFont" style:family="text">
      <style:text-properties fo:color="#FF0000" fo:font-size="12pt" style:font-size-asian="12pt" style:font-size-complex="12pt"/>
    </style:style>
    <style:style style:name="T33" style:parent-style-name="DefaultParagraphFont" style:family="text">
      <style:text-properties fo:color="#FF0000"/>
    </style:style>
    <style:style style:name="P34" style:parent-style-name="Heading1" style:family="paragraph">
      <style:paragraph-properties fo:break-before="page" fo:text-align="center"/>
    </style:style>
    <style:style style:name="P35" style:parent-style-name="Normal" style:family="paragraph">
      <style:paragraph-properties fo:line-height="200%" fo:text-indent="0.5in"/>
      <style:text-properties fo:font-size="12pt" style:font-size-asian="12pt" style:font-size-complex="12pt"/>
    </style:style>
    <style:style style:name="P36" style:parent-style-name="Normal" style:family="paragraph">
      <style:paragraph-properties fo:line-height="200%"/>
    </style:style>
    <style:style style:name="T37" style:parent-style-name="DefaultParagraphFont" style:family="text">
      <style:text-properties fo:font-weight="bold" style:font-weight-asian="bold" fo:font-size="12pt" style:font-size-asian="12pt" style:font-size-complex="12pt"/>
    </style:style>
    <style:style style:name="P38" style:parent-style-name="Normal" style:family="paragraph">
      <style:paragraph-properties fo:line-height="200%" fo:text-indent="0.5in"/>
      <style:text-properties fo:font-size="12pt" style:font-size-asian="12pt" style:font-size-complex="12pt"/>
    </style:style>
    <style:style style:name="P39" style:parent-style-name="Normal" style:family="paragraph">
      <style:paragraph-properties fo:line-height="200%" fo:text-indent="0.5in"/>
      <style:text-properties fo:font-size="12pt" style:font-size-asian="12pt" style:font-size-complex="12pt"/>
    </style:style>
    <style:style style:name="P40" style:parent-style-name="Normal" style:family="paragraph">
      <style:paragraph-properties fo:line-height="200%" fo:text-indent="0.5in"/>
      <style:text-properties fo:font-size="12pt" style:font-size-asian="12pt" style:font-size-complex="12pt"/>
    </style:style>
    <style:style style:name="P41" style:parent-style-name="Normal" style:family="paragraph">
      <style:paragraph-properties fo:line-height="200%"/>
      <style:text-properties fo:font-size="12pt" style:font-size-asian="12pt" style:font-size-complex="12pt"/>
    </style:style>
    <style:style style:name="P42" style:parent-style-name="Normal" style:family="paragraph">
      <style:paragraph-properties fo:line-height="200%"/>
    </style:style>
    <style:style style:name="T43" style:parent-style-name="DefaultParagraphFont" style:family="text">
      <style:text-properties fo:font-weight="bold" style:font-weight-asian="bold" fo:font-size="12pt" style:font-size-asian="12pt" style:font-size-complex="12pt"/>
    </style:style>
    <style:style style:name="T44" style:parent-style-name="DefaultParagraphFont" style:family="text">
      <style:text-properties fo:font-size="12pt" style:font-size-asian="12pt" style:font-size-complex="12pt"/>
    </style:style>
    <style:style style:name="P45" style:parent-style-name="Normal" style:family="paragraph">
      <style:paragraph-properties fo:line-height="200%"/>
      <style:text-properties fo:font-size="12pt" style:font-size-asian="12pt" style:font-size-complex="12pt"/>
    </style:style>
    <style:style style:name="P46" style:parent-style-name="Normal" style:family="paragraph">
      <style:paragraph-properties fo:line-height="200%"/>
      <style:text-properties fo:color="#FF0000" fo:font-size="12pt" style:font-size-asian="12pt" style:font-size-complex="12pt"/>
    </style:style>
    <style:style style:name="P47" style:parent-style-name="Heading1" style:family="paragraph">
      <style:paragraph-properties fo:text-align="center"/>
    </style:style>
    <style:style style:name="P48" style:parent-style-name="Normal" style:family="paragraph">
      <style:paragraph-properties fo:line-height="200%" fo:text-indent="0.5in"/>
    </style:style>
    <style:style style:name="T49" style:parent-style-name="DefaultParagraphFont" style:family="text">
      <style:text-properties fo:font-size="12pt" style:font-size-asian="12pt" style:font-size-complex="12pt"/>
    </style:style>
    <style:style style:name="T50" style:parent-style-name="DefaultParagraphFont" style:family="text">
      <style:text-properties fo:font-style="italic" style:font-style-asian="italic" style:font-style-complex="italic" fo:font-size="12pt" style:font-size-asian="12pt" style:font-size-complex="12pt"/>
    </style:style>
    <style:style style:name="T51" style:parent-style-name="DefaultParagraphFont" style:family="text">
      <style:text-properties fo:font-size="12pt" style:font-size-asian="12pt" style:font-size-complex="12pt"/>
    </style:style>
    <style:style style:name="P52" style:parent-style-name="Normal" style:family="paragraph">
      <style:paragraph-properties fo:line-height="200%"/>
    </style:style>
    <style:style style:name="T53" style:parent-style-name="DefaultParagraphFont" style:family="text">
      <style:text-properties fo:font-weight="bold" style:font-weight-asian="bold" fo:font-size="12pt" style:font-size-asian="12pt" style:font-size-complex="12pt"/>
    </style:style>
    <style:style style:name="T54" style:parent-style-name="DefaultParagraphFont" style:family="text">
      <style:text-properties fo:font-size="12pt" style:font-size-asian="12pt" style:font-size-complex="12pt"/>
    </style:style>
    <style:style style:name="T55" style:parent-style-name="DefaultParagraphFont" style:family="text">
      <style:text-properties fo:font-size="12pt" style:font-size-asian="12pt" style:font-size-complex="12pt"/>
    </style:style>
    <style:style style:name="P56" style:parent-style-name="Normal" style:family="paragraph">
      <style:paragraph-properties fo:line-height="200%"/>
    </style:style>
    <style:style style:name="T57" style:parent-style-name="DefaultParagraphFont" style:family="text">
      <style:text-properties fo:font-weight="bold" style:font-weight-asian="bold" style:font-weight-complex="bold" fo:font-size="12pt" style:font-size-asian="12pt" style:font-size-complex="12pt"/>
    </style:style>
    <style:style style:name="T58" style:parent-style-name="DefaultParagraphFont" style:family="text">
      <style:text-properties fo:font-size="12pt" style:font-size-asian="12pt" style:font-size-complex="12pt"/>
    </style:style>
    <style:style style:name="T59" style:parent-style-name="DefaultParagraphFont" style:family="text">
      <style:text-properties fo:font-weight="bold" style:font-weight-asian="bold" style:font-weight-complex="bold"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Normal" style:family="paragraph">
      <style:paragraph-properties fo:line-height="200%"/>
      <style:text-properties fo:font-size="12pt" style:font-size-asian="12pt" style:font-size-complex="12pt"/>
    </style:style>
    <style:style style:name="P62" style:parent-style-name="Normal" style:family="paragraph">
      <style:paragraph-properties fo:line-height="200%"/>
      <style:text-properties fo:color="#FF0000" fo:font-size="12pt" style:font-size-asian="12pt" style:font-size-complex="12pt"/>
    </style:style>
    <style:style style:name="P63" style:parent-style-name="Normal" style:family="paragraph">
      <style:paragraph-properties fo:line-height="200%"/>
      <style:text-properties fo:font-size="12pt" style:font-size-asian="12pt" style:font-size-complex="12pt"/>
    </style:style>
    <style:style style:name="P64" style:parent-style-name="Normal" style:family="paragraph">
      <style:paragraph-properties fo:widows="0" fo:orphans="0"/>
      <style:text-properties style:font-name="Verdana" style:font-name-asian="Verdana" style:font-name-complex="Verdana" fo:font-weight="bold" style:font-weight-asian="bold" fo:color="#000000" fo:font-size="10pt" style:font-size-asian="10pt" style:font-size-complex="10pt" style:text-underline-type="single" style:text-underline-style="solid" style:text-underline-width="auto" style:text-underline-mode="continuous"/>
    </style:style>
    <style:style style:name="P65" style:parent-style-name="Heading1" style:family="paragraph">
      <style:paragraph-properties fo:text-align="center"/>
      <style:text-properties fo:color="#FF0000" fo:font-size="14pt" style:font-size-asian="14pt"/>
    </style:style>
    <style:style style:name="P66" style:parent-style-name="Heading1" style:family="paragraph">
      <style:paragraph-properties fo:text-align="center"/>
    </style:style>
    <style:style style:name="P67" style:parent-style-name="Normal" style:family="paragraph">
      <style:paragraph-properties fo:line-height="200%" fo:text-indent="0.5in"/>
      <style:text-properties fo:font-size="12pt" style:font-size-asian="12pt" style:font-size-complex="12pt"/>
    </style:style>
    <style:style style:name="P68" style:parent-style-name="Normal" style:family="paragraph">
      <style:paragraph-properties fo:line-height="200%"/>
    </style:style>
    <style:style style:name="T69" style:parent-style-name="DefaultParagraphFont" style:family="text">
      <style:text-properties fo:font-weight="bold" style:font-weight-asian="bold" fo:font-size="12pt" style:font-size-asian="12pt" style:font-size-complex="12pt"/>
    </style:style>
    <style:style style:name="T70" style:parent-style-name="DefaultParagraphFont" style:family="text">
      <style:text-properties fo:font-size="12pt" style:font-size-asian="12pt" style:font-size-complex="12pt"/>
    </style:style>
    <style:style style:name="P71" style:parent-style-name="Normal" style:family="paragraph">
      <style:paragraph-properties fo:line-height="200%"/>
    </style:style>
    <style:style style:name="T72" style:parent-style-name="DefaultParagraphFont" style:family="text">
      <style:text-properties fo:font-weight="bold" style:font-weight-asian="bold" fo:font-size="12pt" style:font-size-asian="12pt" style:font-size-complex="12pt"/>
    </style:style>
    <style:style style:name="T73" style:parent-style-name="DefaultParagraphFont" style:family="text">
      <style:text-properties fo:font-size="12pt" style:font-size-asian="12pt" style:font-size-complex="12pt"/>
    </style:style>
    <style:style style:name="P74" style:parent-style-name="Normal" style:family="paragraph">
      <style:paragraph-properties fo:line-height="200%"/>
      <style:text-properties fo:font-size="12pt" style:font-size-asian="12pt" style:font-size-complex="12pt"/>
    </style:style>
    <style:style style:name="P75" style:parent-style-name="Heading1" style:family="paragraph">
      <style:paragraph-properties fo:text-align="center"/>
    </style:style>
    <style:style style:name="P76" style:parent-style-name="Normal" style:family="paragraph">
      <style:paragraph-properties fo:line-height="200%" fo:text-indent="0.5in"/>
      <style:text-properties fo:font-size="12pt" style:font-size-asian="12pt" style:font-size-complex="12pt"/>
    </style:style>
    <style:style style:name="P77" style:parent-style-name="Normal" style:family="paragraph">
      <style:paragraph-properties fo:line-height="200%"/>
    </style:style>
    <style:style style:name="T78" style:parent-style-name="DefaultParagraphFont" style:family="text">
      <style:text-properties fo:font-weight="bold" style:font-weight-asian="bold" fo:font-size="12pt" style:font-size-asian="12pt" style:font-size-complex="12pt"/>
    </style:style>
    <style:style style:name="T79" style:parent-style-name="DefaultParagraphFont" style:family="text">
      <style:text-properties fo:font-size="12pt" style:font-size-asian="12pt" style:font-size-complex="12pt"/>
    </style:style>
    <style:style style:name="P80" style:parent-style-name="Normal" style:family="paragraph">
      <style:paragraph-properties fo:line-height="200%"/>
    </style:style>
    <style:style style:name="T81" style:parent-style-name="DefaultParagraphFont" style:family="text">
      <style:text-properties fo:font-weight="bold" style:font-weight-asian="bold" fo:font-size="12pt" style:font-size-asian="12pt" style:font-size-complex="12pt"/>
    </style:style>
    <style:style style:name="T82" style:parent-style-name="DefaultParagraphFont" style:family="text">
      <style:text-properties fo:font-size="12pt" style:font-size-asian="12pt" style:font-size-complex="12pt"/>
    </style:style>
    <style:style style:name="P83" style:parent-style-name="Heading1" style:family="paragraph">
      <style:paragraph-properties fo:text-align="center"/>
    </style:style>
    <style:style style:name="P84" style:parent-style-name="Normal" style:family="paragraph">
      <style:paragraph-properties fo:line-height="200%" fo:text-indent="0.5in"/>
      <style:text-properties fo:font-size="12pt" style:font-size-asian="12pt" style:font-size-complex="12pt"/>
    </style:style>
    <style:style style:name="P85" style:parent-style-name="Normal" style:family="paragraph">
      <style:paragraph-properties fo:line-height="200%"/>
    </style:style>
    <style:style style:name="T86" style:parent-style-name="DefaultParagraphFont" style:family="text">
      <style:text-properties fo:font-weight="bold" style:font-weight-asian="bold" fo:font-size="12pt" style:font-size-asian="12pt" style:font-size-complex="12pt"/>
    </style:style>
    <style:style style:name="T87" style:parent-style-name="DefaultParagraphFont" style:family="text">
      <style:text-properties fo:font-size="12pt" style:font-size-asian="12pt" style:font-size-complex="12pt"/>
    </style:style>
    <style:style style:name="P88" style:parent-style-name="Normal" style:family="paragraph">
      <style:paragraph-properties fo:line-height="200%"/>
    </style:style>
    <style:style style:name="T89" style:parent-style-name="DefaultParagraphFont" style:family="text">
      <style:text-properties fo:font-weight="bold" style:font-weight-asian="bold" fo:font-size="12pt" style:font-size-asian="12pt" style:font-size-complex="12pt"/>
    </style:style>
    <style:style style:name="T90" style:parent-style-name="DefaultParagraphFont" style:family="text">
      <style:text-properties fo:font-size="12pt" style:font-size-asian="12pt" style:font-size-complex="12pt"/>
    </style:style>
    <style:style style:name="P91" style:parent-style-name="Normal" style:family="paragraph">
      <style:text-properties fo:font-size="12pt" style:font-size-asian="12pt" style:font-size-complex="12pt"/>
    </style:style>
    <style:style style:name="P92" style:parent-style-name="Heading1" style:family="paragraph">
      <style:paragraph-properties fo:text-align="center"/>
    </style:style>
    <style:style style:name="P93" style:parent-style-name="Normal" style:family="paragraph">
      <style:paragraph-properties fo:line-height="200%" fo:text-indent="0.5in"/>
      <style:text-properties fo:font-size="12pt" style:font-size-asian="12pt" style:font-size-complex="12pt"/>
    </style:style>
    <style:style style:name="P94" style:parent-style-name="Normal" style:family="paragraph">
      <style:paragraph-properties fo:line-height="200%"/>
    </style:style>
    <style:style style:name="T95" style:parent-style-name="DefaultParagraphFont" style:family="text">
      <style:text-properties fo:font-weight="bold" style:font-weight-asian="bold" fo:font-size="12pt" style:font-size-asian="12pt" style:font-size-complex="12pt"/>
    </style:style>
    <style:style style:name="T96" style:parent-style-name="DefaultParagraphFont" style:family="text">
      <style:text-properties fo:font-size="12pt" style:font-size-asian="12pt" style:font-size-complex="12pt"/>
    </style:style>
    <style:style style:name="P97" style:parent-style-name="Normal" style:family="paragraph">
      <style:paragraph-properties fo:line-height="200%"/>
    </style:style>
    <style:style style:name="T98" style:parent-style-name="DefaultParagraphFont" style:family="text">
      <style:text-properties fo:font-weight="bold" style:font-weight-asian="bold" style:font-weight-complex="bold" fo:font-size="12pt" style:font-size-asian="12pt" style:font-size-complex="12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weight="bold" style:font-weight-asian="bold" style:font-weight-complex="bold" fo:color="#FF0000" fo:font-size="12pt" style:font-size-asian="12pt" style:font-size-complex="12pt"/>
    </style:style>
    <style:style style:name="T101" style:parent-style-name="DefaultParagraphFont" style:family="text">
      <style:text-properties style:font-name="Wingdings" style:font-name-asian="Wingdings" style:font-name-complex="Wingdings" fo:font-weight="bold" style:font-weight-asian="bold" style:font-weight-complex="bold" fo:color="#FF0000" fo:font-size="12pt" style:font-size-asian="12pt" style:font-size-complex="12pt"/>
    </style:style>
    <style:style style:name="T102" style:parent-style-name="DefaultParagraphFont" style:family="text">
      <style:text-properties fo:font-weight="bold" style:font-weight-asian="bold" style:font-weight-complex="bold" fo:color="#FF0000" fo:font-size="12pt" style:font-size-asian="12pt" style:font-size-complex="12pt"/>
    </style:style>
    <style:style style:name="T103" style:parent-style-name="DefaultParagraphFont" style:family="text">
      <style:text-properties fo:color="#FF0000" fo:font-size="12pt" style:font-size-asian="12pt" style:font-size-complex="12pt"/>
    </style:style>
    <style:style style:name="T104" style:parent-style-name="DefaultParagraphFont"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05" style:parent-style-name="Normal" style:family="paragraph">
      <style:paragraph-properties fo:line-height="200%"/>
      <style:text-properties fo:color="#FF0000" fo:font-size="12pt" style:font-size-asian="12pt" style:font-size-complex="12pt"/>
    </style:style>
    <style:style style:name="P106" style:parent-style-name="Heading1" style:family="paragraph">
      <style:paragraph-properties fo:text-align="center"/>
    </style:style>
    <style:style style:name="P107" style:parent-style-name="Heading1" style:family="paragraph">
      <style:paragraph-properties fo:text-align="center"/>
    </style:style>
    <style:style style:name="P108" style:parent-style-name="Normal" style:family="paragraph">
      <style:paragraph-properties fo:line-height="200%" fo:text-indent="0.5in"/>
    </style:style>
    <style:style style:name="T109" style:parent-style-name="DefaultParagraphFont" style:family="text">
      <style:text-properties fo:font-size="12pt" style:font-size-asian="12pt" style:font-size-complex="12pt"/>
    </style:style>
    <style:style style:name="T110" style:parent-style-name="DefaultParagraphFont" style:family="text">
      <style:text-properties fo:color="#FF0000" fo:font-size="12pt" style:font-size-asian="12pt" style:font-size-complex="12pt"/>
    </style:style>
    <style:style style:name="P111" style:parent-style-name="Heading1" style:family="paragraph">
      <style:paragraph-properties fo:text-align="center"/>
    </style:style>
    <style:style style:name="P112" style:parent-style-name="Normal" style:family="paragraph">
      <style:paragraph-properties fo:line-height="200%" fo:text-indent="0.5in"/>
      <style:text-properties fo:font-size="12pt" style:font-size-asian="12pt" style:font-size-complex="12pt"/>
    </style:style>
    <style:style style:name="P113" style:parent-style-name="Normal" style:family="paragraph">
      <style:paragraph-properties fo:line-height="200%"/>
    </style:style>
    <style:style style:name="T114" style:parent-style-name="DefaultParagraphFont" style:family="text">
      <style:text-properties fo:font-weight="bold" style:font-weight-asian="bold" fo:font-size="12pt" style:font-size-asian="12pt" style:font-size-complex="12pt"/>
    </style:style>
    <style:style style:name="T115" style:parent-style-name="DefaultParagraphFont" style:family="text">
      <style:text-properties fo:font-size="12pt" style:font-size-asian="12pt" style:font-size-complex="12pt"/>
    </style:style>
    <style:style style:name="P116" style:parent-style-name="Normal" style:family="paragraph">
      <style:paragraph-properties fo:line-height="200%"/>
    </style:style>
    <style:style style:name="T117" style:parent-style-name="DefaultParagraphFont" style:family="text">
      <style:text-properties fo:font-weight="bold" style:font-weight-asian="bold" fo:font-size="12pt" style:font-size-asian="12pt" style:font-size-complex="12pt"/>
    </style:style>
    <style:style style:name="T118" style:parent-style-name="DefaultParagraphFont" style:family="text">
      <style:text-properties fo:font-size="12pt" style:font-size-asian="12pt" style:font-size-complex="12pt"/>
    </style:style>
    <style:style style:name="P119" style:parent-style-name="Normal" style:family="paragraph">
      <style:paragraph-properties fo:line-height="200%"/>
      <style:text-properties fo:font-size="12pt" style:font-size-asian="12pt" style:font-size-complex="12pt"/>
    </style:style>
    <style:style style:name="P120" style:parent-style-name="Heading1" style:family="paragraph">
      <style:paragraph-properties fo:text-align="center"/>
    </style:style>
    <style:style style:name="P121" style:parent-style-name="Normal" style:family="paragraph">
      <style:paragraph-properties fo:line-height="200%" fo:text-indent="0.5in"/>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color="#FF0000" fo:font-size="12pt" style:font-size-asian="12pt" style:font-size-complex="12pt"/>
    </style:style>
    <style:style style:name="P124" style:parent-style-name="Normal" style:family="paragraph">
      <style:paragraph-properties fo:line-height="200%" fo:text-indent="0.5in"/>
      <style:text-properties fo:font-size="12pt" style:font-size-asian="12pt" style:font-size-complex="12pt"/>
    </style:style>
    <style:style style:name="P125" style:parent-style-name="Normal" style:family="paragraph">
      <style:text-properties fo:font-weight="bold" style:font-weight-asian="bold" fo:font-size="12pt" style:font-size-asian="12pt" style:font-size-complex="12pt"/>
    </style:style>
    <style:style style:name="P126" style:parent-style-name="Heading1" style:family="paragraph">
      <style:paragraph-properties fo:text-align="center"/>
    </style:style>
    <style:style style:name="P127" style:parent-style-name="Normal" style:family="paragraph">
      <style:paragraph-properties fo:break-before="page"/>
    </style:style>
    <style:style style:name="P128" style:parent-style-name="Heading1" style:family="paragraph">
      <style:paragraph-properties fo:text-align="center"/>
      <style:text-properties fo:font-weight="normal" style:font-weight-asian="normal" style:font-weight-complex="normal"/>
    </style:style>
    <style:style style:name="P129" style:parent-style-name="Normal" style:family="paragraph">
      <style:paragraph-properties fo:line-height="200%" fo:text-indent="0.5in"/>
      <style:text-properties fo:font-size="12pt" style:font-size-asian="12pt" style:font-size-complex="12pt"/>
    </style:style>
    <style:style style:name="P130" style:parent-style-name="Normal" style:family="paragraph">
      <style:paragraph-properties fo:line-height="200%"/>
      <style:text-properties fo:font-size="12pt" style:font-size-asian="12pt" style:font-size-complex="12pt"/>
    </style:style>
    <style:style style:name="P131" style:parent-style-name="Normal" style:family="paragraph">
      <style:paragraph-properties fo:line-height="200%" fo:margin-left="0.5in">
        <style:tab-stops/>
      </style:paragraph-properties>
    </style:style>
    <style:style style:name="T132" style:parent-style-name="DefaultParagraphFont" style:family="text">
      <style:text-properties fo:color="#002060" fo:font-size="12pt" style:font-size-asian="12pt" style:font-size-complex="12pt"/>
    </style:style>
    <style:style style:name="T133" style:parent-style-name="DefaultParagraphFont" style:family="text">
      <style:text-properties fo:font-size="12pt" style:font-size-asian="12pt" style:font-size-complex="12pt"/>
    </style:style>
    <style:style style:name="T134" style:parent-style-name="DefaultParagraphFont" style:family="text">
      <style:text-properties fo:color="#002060" fo:font-size="12pt" style:font-size-asian="12pt" style:font-size-complex="12pt"/>
    </style:style>
    <style:style style:name="P135" style:parent-style-name="Heading1" style:family="paragraph">
      <style:paragraph-properties fo:text-align="center"/>
    </style:style>
    <style:style style:name="T136" style:parent-style-name="DefaultParagraphFont" style:family="text">
      <style:text-properties fo:color="#002060"/>
    </style:style>
    <style:style style:name="P137" style:parent-style-name="Bibliography" style:family="paragraph">
      <style:paragraph-properties fo:margin-left="1in" fo:text-indent="-0.5in">
        <style:tab-stops/>
      </style:paragraph-properties>
    </style:style>
    <style:style style:name="T138" style:parent-style-name="DefaultParagraphFont" style:family="text">
      <style:text-properties fo:color="#002060"/>
    </style:style>
    <style:style style:name="T139" style:parent-style-name="DefaultParagraphFont" style:family="text">
      <style:text-properties fo:font-style="italic" style:font-style-asian="italic" style:font-style-complex="italic" fo:color="#002060"/>
    </style:style>
    <style:style style:name="T140" style:parent-style-name="DefaultParagraphFont" style:family="text">
      <style:text-properties fo:color="#002060"/>
    </style:style>
    <style:style style:name="P141" style:parent-style-name="Normal" style:family="paragraph">
      <style:paragraph-properties fo:margin-left="0.5in">
        <style:tab-stops/>
      </style:paragraph-properties>
    </style:style>
    <style:style style:name="P142" style:parent-style-name="Normal" style:family="paragraph">
      <style:paragraph-properties fo:line-height="200%"/>
      <style:text-properties fo:font-size="12pt" style:font-size-asian="12pt" style:font-size-complex="12pt"/>
    </style:style>
    <style:style style:name="P143" style:parent-style-name="Normal" style:family="paragraph">
      <style:paragraph-properties fo:line-height="200%"/>
    </style:style>
    <style:style style:name="T144" style:parent-style-name="DefaultParagraphFont" style:family="text">
      <style:text-properties fo:font-size="12pt" style:font-size-asian="12pt" style:font-size-complex="12pt"/>
    </style:style>
    <style:style style:name="T145" style:parent-style-name="Hyperlink" style:family="text">
      <style:text-properties fo:font-size="12pt" style:font-size-asian="12pt" style:font-size-complex="12pt"/>
    </style:style>
    <style:style style:name="T146" style:parent-style-name="DefaultParagraphFont" style:family="text">
      <style:text-properties fo:font-size="12pt" style:font-size-asian="12pt" style:font-size-complex="12pt"/>
    </style:style>
    <style:style style:name="T147" style:parent-style-name="Hyperlink" style:family="text">
      <style:text-properties fo:font-size="12pt" style:font-size-asian="12pt" style:font-size-complex="12pt"/>
    </style:style>
    <style:style style:name="T148"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149" style:parent-style-name="DefaultParagraphFont" style:family="text">
      <style:text-properties fo:font-size="12pt" style:font-size-asian="12pt" style:font-size-complex="12pt"/>
    </style:style>
    <style:style style:name="T150" style:parent-style-name="Hyperlink" style:family="text">
      <style:text-properties fo:font-size="12pt" style:font-size-asian="12pt" style:font-size-complex="12pt"/>
    </style:style>
    <style:style style:name="T151" style:parent-style-name="DefaultParagraphFont" style:family="text">
      <style:text-properties fo:font-size="12pt" style:font-size-asian="12pt" style:font-size-complex="12pt"/>
    </style:style>
    <style:style style:name="P152" style:parent-style-name="Normal" style:family="paragraph">
      <style:paragraph-properties fo:line-height="200%"/>
    </style:style>
    <style:style style:name="T153" style:parent-style-name="DefaultParagraphFont" style:family="text">
      <style:text-properties fo:font-size="12pt" style:font-size-asian="12pt" style:font-size-complex="12pt"/>
    </style:style>
    <style:style style:name="T154" style:parent-style-name="DefaultParagraphFont" style:family="text">
      <style:text-properties fo:font-style="italic" style:font-style-asian="italic" style:font-style-complex="italic" fo:font-size="12pt" style:font-size-asian="12pt" style:font-size-complex="12pt"/>
    </style:style>
    <style:style style:name="T155" style:parent-style-name="DefaultParagraphFont" style:family="text">
      <style:text-properties fo:font-size="12pt" style:font-size-asian="12pt" style:font-size-complex="12pt"/>
    </style:style>
    <style:style style:name="T156" style:parent-style-name="DefaultParagraphFont" style:family="text">
      <style:text-properties fo:font-weight="bold" style:font-weight-asian="bold" style:font-weight-complex="bold" fo:font-size="12pt" style:font-size-asian="12pt" style:font-size-complex="12pt"/>
    </style:style>
    <style:style style:name="T157" style:parent-style-name="DefaultParagraphFont" style:family="text">
      <style:text-properties fo:font-size="12pt" style:font-size-asian="12pt" style:font-size-complex="12pt"/>
    </style:style>
    <style:style style:name="P158" style:parent-style-name="Normal" style:family="paragraph">
      <style:paragraph-properties fo:line-height="200%"/>
      <style:text-properties fo:font-size="12pt" style:font-size-asian="12pt" style:font-size-complex="12pt"/>
    </style:style>
    <style:style style:name="P159" style:parent-style-name="Normal" style:family="paragraph">
      <style:paragraph-properties fo:line-height="200%"/>
      <style:text-properties fo:font-size="12pt" style:font-size-asian="12pt" style:font-size-complex="12pt"/>
    </style:style>
    <style:style style:name="P160" style:parent-style-name="Normal" style:family="paragraph">
      <style:paragraph-properties fo:line-height="200%"/>
      <style:text-properties fo:font-size="12pt" style:font-size-asian="12pt" style:font-size-complex="12pt"/>
    </style:style>
    <style:style style:name="P161" style:parent-style-name="Normal" style:family="paragraph">
      <style:paragraph-properties fo:line-height="200%"/>
      <style:text-properties fo:font-size="12pt" style:font-size-asian="12pt" style:font-size-complex="12pt"/>
    </style:style>
    <style:style style:name="P162" style:parent-style-name="Normal" style:family="paragraph">
      <style:paragraph-properties fo:line-height="200%"/>
      <style:text-properties fo:font-size="12pt" style:font-size-asian="12pt" style:font-size-complex="12pt"/>
    </style:style>
    <style:style style:name="P163" style:parent-style-name="Normal" style:family="paragraph">
      <style:paragraph-properties fo:line-height="200%"/>
      <style:text-properties fo:font-size="12pt" style:font-size-asian="12pt" style:font-size-complex="12pt"/>
    </style:style>
    <style:style style:name="P164" style:parent-style-name="Normal" style:family="paragraph">
      <style:paragraph-properties fo:line-height="200%"/>
      <style:text-properties fo:font-size="12pt" style:font-size-asian="12pt" style:font-size-complex="12pt"/>
    </style:style>
    <style:style style:name="P165" style:parent-style-name="Normal" style:family="paragraph">
      <style:paragraph-properties fo:line-height="200%"/>
      <style:text-properties fo:font-size="12pt" style:font-size-asian="12pt" style:font-size-complex="12pt"/>
    </style:style>
    <style:style style:name="P166" style:parent-style-name="Normal" style:family="paragraph">
      <style:paragraph-properties fo:line-height="200%"/>
      <style:text-properties fo:font-size="12pt" style:font-size-asian="12pt" style:font-size-complex="12pt"/>
    </style:style>
    <style:style style:name="P167" style:parent-style-name="Normal" style:family="paragraph">
      <style:paragraph-properties fo:line-height="200%" fo:text-indent="0.5in"/>
      <style:text-properties fo:font-size="12pt" style:font-size-asian="12pt" style:font-size-complex="12pt"/>
    </style:style>
    <style:style style:name="P168" style:parent-style-name="Normal" style:family="paragraph">
      <style:paragraph-properties fo:line-height="200%" fo:text-indent="0.5in"/>
      <style:text-properties fo:font-size="12pt" style:font-size-asian="12pt" style:font-size-complex="12pt"/>
    </style:style>
    <style:style style:name="P169" style:parent-style-name="Normal" style:family="paragraph">
      <style:paragraph-properties fo:line-height="200%" fo:text-indent="0.5in"/>
      <style:text-properties fo:font-size="12pt" style:font-size-asian="12pt" style:font-size-complex="12pt"/>
    </style:style>
    <style:style style:name="P170" style:parent-style-name="Normal" style:family="paragraph">
      <style:paragraph-properties fo:line-height="200%" fo:margin-left="0.5in" fo:text-indent="-0.5in">
        <style:tab-stops/>
      </style:paragraph-properties>
      <style:text-properties fo:font-size="12pt" style:font-size-asian="12pt" style:font-size-complex="12pt"/>
    </style:style>
    <style:style style:name="P171" style:parent-style-name="Normal" style:family="paragraph">
      <style:paragraph-properties fo:break-before="page" fo:line-height="200%" fo:margin-left="0.5in" fo:text-indent="-0.5in">
        <style:tab-stops/>
      </style:paragraph-properties>
    </style:style>
    <style:style style:name="P172" style:parent-style-name="Heading1" style:family="paragraph">
      <style:paragraph-properties fo:text-align="center"/>
    </style:style>
    <style:style style:name="T173" style:parent-style-name="DefaultParagraphFont" style:family="text">
      <style:text-properties fo:font-weight="normal" style:font-weight-asian="normal" style:font-weight-complex="normal"/>
    </style:style>
    <style:style style:name="P174" style:parent-style-name="Heading1" style:family="paragraph">
      <style:paragraph-properties fo:text-align="center"/>
    </style:style>
    <style:style style:name="T175" style:parent-style-name="DefaultParagraphFont" style:family="text">
      <style:text-properties style:font-name-asian="Times New Roman" style:font-name-complex="Times New Roman" fo:font-weight="normal" style:font-weight-asian="normal" style:font-weight-complex="normal"/>
    </style:style>
    <style:style style:name="P176" style:parent-style-name="Normal" style:family="paragraph">
      <style:paragraph-properties fo:line-height="200%"/>
    </style:style>
    <style:style style:name="T177" style:parent-style-name="DefaultParagraphFont" style:family="text">
      <style:text-properties fo:font-size="12pt" style:font-size-asian="12pt" style:font-size-complex="12pt"/>
    </style:style>
    <style:style style:name="P178" style:parent-style-name="Heading1" style:family="paragraph">
      <style:paragraph-properties fo:break-before="page" fo:text-align="center"/>
      <style:text-properties fo:font-weight="normal" style:font-weight-asian="normal" style:font-weight-complex="normal"/>
    </style:style>
    <style:style style:name="P179" style:parent-style-name="Heading1" style:family="paragraph">
      <style:paragraph-properties fo:text-align="center"/>
    </style:style>
    <style:style style:name="T180" style:parent-style-name="DefaultParagraphFont" style:family="text">
      <style:text-properties style:font-name-asian="Times New Roman" style:font-name-complex="Times New Roman" fo:font-weight="normal" style:font-weight-asian="normal" style:font-weight-complex="normal"/>
    </style:style>
    <style:style style:name="P181" style:parent-style-name="Normal" style:family="paragraph">
      <style:paragraph-properties fo:line-height="200%"/>
    </style:style>
    <style:style style:name="T182" style:parent-style-name="DefaultParagraphFont" style:family="text">
      <style:text-properties fo:font-size="12pt" style:font-size-asian="12pt" style:font-size-complex="12pt"/>
    </style:style>
    <style:style style:name="P183" style:parent-style-name="Heading1" style:family="paragraph">
      <style:paragraph-properties fo:break-before="page" fo:text-align="center"/>
    </style:style>
    <style:style style:name="T184" style:parent-style-name="DefaultParagraphFont" style:family="text">
      <style:text-properties fo:font-weight="normal" style:font-weight-asian="normal" style:font-weight-complex="normal"/>
    </style:style>
    <style:style style:name="P185" style:parent-style-name="Heading1" style:family="paragraph">
      <style:paragraph-properties fo:text-align="center"/>
    </style:style>
    <style:style style:name="T186" style:parent-style-name="DefaultParagraphFont" style:family="text">
      <style:text-properties style:font-name-asian="Times New Roman" style:font-name-complex="Times New Roman" fo:font-weight="normal" style:font-weight-asian="normal" style:font-weight-complex="normal"/>
    </style:style>
    <style:style style:name="P187" style:parent-style-name="Normal" style:family="paragraph">
      <style:paragraph-properties fo:line-height="200%"/>
    </style:style>
    <style:style style:name="T188" style:parent-style-name="DefaultParagraphFont" style:family="text">
      <style:text-properties fo:font-size="12pt" style:font-size-asian="12pt" style:font-size-complex="12pt"/>
    </style:style>
    <style:style style:name="P189" style:parent-style-name="Normal" style:family="paragraph">
      <style:paragraph-properties fo:break-before="page" fo:line-height="200%"/>
      <style:text-properties fo:font-weight="bold" style:font-weight-asian="bold" fo:font-size="12pt" style:font-size-asian="12pt" style:font-size-complex="12pt"/>
    </style:style>
  </office:automatic-styles>
  <office:body>
    <office:text text:use-soft-page-breaks="true">
      <text:p text:style-name="P1"/>
      <text:p text:style-name="P7"/>
      <text:p text:style-name="P8"/>
      <text:p text:style-name="P9"/>
      <text:p text:style-name="P10"/>
      <text:p text:style-name="P11"/>
      <text:p text:style-name="P12"/>
      <text:p text:style-name="P13"/>
      <text:p text:style-name="P14"/>
      <text:p text:style-name="P15"/>
      <text:p text:style-name="P16"/>
      <text:p text:style-name="P17"><text:span text:style-name="T18">Title of Capstone Here</text:span></text:p>
      <text:p text:style-name="P19">Author's Full Name, including middle initial, Here</text:p>
      <text:p text:style-name="P20">Western Governors University<text:s/></text:p>
      <text:p text:style-name="P21"/>
      <text:p text:style-name="P22"><text:bookmark-start text:name="_heading=h.gjdgxs"/><text:bookmark-end text:name="_heading=h.gjdgxs"/><text:soft-page-break/>Table of Contents</text:p>
      <text:table-of-content text:name="_TOC0">
        <text:table-of-content-source text:outline-level="9"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TOC1"><text:a xlink:href="#_Toc114733498" office:target-frame-name="_top" xlink:show="replace"><text:span text:style-name="Hyperlink">Summary</text:span><text:tab/>4</text:a></text:p>
          <text:p text:style-name="TOC1"><text:a xlink:href="#_Toc114733499" office:target-frame-name="_top" xlink:show="replace"><text:span text:style-name="Hyperlink">Review of Other Work</text:span><text:tab/>4</text:a></text:p>
          <text:p text:style-name="TOC1"><text:a xlink:href="#_Toc114733500" office:target-frame-name="_top" xlink:show="replace"><text:span text:style-name="Hyperlink">Project Rationale is not used in the final capstone report. Do not copy from the proposal.</text:span><text:tab/>5</text:a></text:p>
          <text:p text:style-name="TOC1"><text:a xlink:href="#_Toc114733501" office:target-frame-name="_top" xlink:show="replace"><text:span text:style-name="Hyperlink">Changes to the Project Environment</text:span><text:tab/>5</text:a></text:p>
          <text:p text:style-name="TOC1"><text:a xlink:href="#_Toc114733502" office:target-frame-name="_top" xlink:show="replace"><text:span text:style-name="Hyperlink">Methodology</text:span><text:tab/>6</text:a></text:p>
          <text:p text:style-name="TOC1"><text:a xlink:href="#_Toc114733503" office:target-frame-name="_top" xlink:show="replace"><text:span text:style-name="Hyperlink">Project Goals and Objectives</text:span><text:tab/>6</text:a></text:p>
          <text:p text:style-name="TOC1"><text:a xlink:href="#_Toc114733504" office:target-frame-name="_top" xlink:show="replace"><text:span text:style-name="Hyperlink">Project Timeline</text:span><text:tab/>6</text:a></text:p>
          <text:p text:style-name="TOC1"><text:a xlink:href="#_Toc114733505" office:target-frame-name="_top" xlink:show="replace"><text:span text:style-name="Hyperlink">Unanticipated Requirements</text:span><text:tab/>7</text:a></text:p>
          <text:p text:style-name="TOC1"><text:a xlink:href="#_Toc114733506" office:target-frame-name="_top" xlink:show="replace"><text:span text:style-name="Hyperlink">Conclusions</text:span><text:tab/>7</text:a></text:p>
          <text:p text:style-name="TOC1"><text:a xlink:href="#_Toc114733507" office:target-frame-name="_top" xlink:show="replace"><text:span text:style-name="Hyperlink">Project Deliverables</text:span><text:tab/>8</text:a></text:p>
          <text:p text:style-name="TOC1"><text:a xlink:href="#_Toc114733508" office:target-frame-name="_top" xlink:show="replace"><text:span text:style-name="Hyperlink">References</text:span><text:tab/>9</text:a></text:p>
          <text:p text:style-name="TOC1"><text:a xlink:href="#_Toc114733509" office:target-frame-name="_top" xlink:show="replace"><text:span text:style-name="Hyperlink">References</text:span><text:tab/>9</text:a></text:p>
          <text:p text:style-name="TOC1"><text:a xlink:href="#_Toc114733510" office:target-frame-name="_top" xlink:show="replace"><text:span text:style-name="Hyperlink">Appendix A</text:span><text:tab/>11</text:a></text:p>
          <text:p text:style-name="TOC1"><text:a xlink:href="#_Toc114733511" office:target-frame-name="_top" xlink:show="replace"><text:span text:style-name="Hyperlink">Title of Appendix</text:span><text:tab/>11</text:a></text:p>
          <text:p text:style-name="TOC1"><text:a xlink:href="#_Toc114733512" office:target-frame-name="_top" xlink:show="replace"><text:span text:style-name="Hyperlink">Appendix B</text:span><text:tab/>12</text:a></text:p>
          <text:p text:style-name="TOC1"><text:a xlink:href="#_Toc114733513" office:target-frame-name="_top" xlink:show="replace"><text:span text:style-name="Hyperlink">Title of Appendix</text:span><text:tab/>12</text:a></text:p>
          <text:p text:style-name="TOC1"><text:a xlink:href="#_Toc114733514" office:target-frame-name="_top" xlink:show="replace"><text:span text:style-name="Hyperlink">Appendix C</text:span><text:tab/>13</text:a></text:p>
          <text:p text:style-name="TOC1"><text:a xlink:href="#_Toc114733515" office:target-frame-name="_top" xlink:show="replace"><text:span text:style-name="Hyperlink">Title of Appendix</text:span><text:tab/>13</text:a></text:p>
        </text:index-body>
      </text:table-of-content>
      <text:p text:style-name="P27"/>
      <text:p text:style-name="P28"/>
      <text:p text:style-name="P29"><text:span text:style-name="T30">Watch:<text:s/></text:span><text:a xlink:href="https://wgu.hosted.panopto.com/Panopto/Pages/Viewer.aspx?id=5286bdf6-43c4-479e-8135-72922ac3f6bf" office:target-frame-name="_top" xlink:show="replace"><text:span text:style-name="T31">Writing the Final Capstone Report</text:span></text:a><text:span text:style-name="T32">.</text:span></text:p>
      <text:soft-page-break/>
      <text:p text:style-name="Normal"><text:span text:style-name="T33">Note: On the pages that follow, keep the bolded main heading but delete the prompt material once you've reviewed and made the necessary additions and adjustments. Also, update the running head and title page. Remove this note as well <text:s text:c="2"/></text:span></text:p>
      <text:h text:style-name="P34" text:outline-level="1"><text:bookmark-start text:name="_Toc114733498"/><text:bookmark-start text:name="_Toc1140474820"/><text:soft-page-break/>Summary<text:bookmark-end text:name="_Toc114733498"/><text:bookmark-end text:name="_Toc1140474820"/></text:h>
      <text:p text:style-name="P35">In this section, include a logical overview the project's client, setting, problem, proposed solution, and how the solution was carried out. The details should include a description of the flow of the project, including all the major aspects that were accomplished. <text:s/></text:p>
      <text:p text:style-name="P36"><text:span text:style-name="T37">From the Proposal:<text:s/></text:span>Proposal Overview including the following:</text:p>
      <text:p text:style-name="P38">1. Problem Summary</text:p>
      <text:p text:style-name="P39">2. IT Solution</text:p>
      <text:p text:style-name="P40">3. Implementation Plan</text:p>
      <text:p text:style-name="P41"/>
      <text:p text:style-name="P42"><text:span text:style-name="T43">What to Adjust:</text:span><text:span text:style-name="T44"><text:s/>Remove the subheadings (e.g. Problem Summary). Convert the material to past tense where necessary and provide additional details as to how the project was implemented in the last part of this section.</text:span></text:p>
      <text:p text:style-name="P45"/>
      <text:p text:style-name="P46">Note: Be sure that your entire capstone report is written in past tense so it reflects a completed project.</text:p>
      <text:h text:style-name="P47" text:outline-level="1"><text:bookmark-start text:name="_Toc114733499"/><text:bookmark-start text:name="_Toc2058457422"/>Review of Other Work<text:bookmark-end text:name="_Toc114733499"/><text:bookmark-end text:name="_Toc2058457422"/></text:h>
      <text:p text:style-name="P48"><text:span text:style-name="T49">In this section, provide a Review of Other Work section similar to that in task 2, except that you need<text:s/></text:span><text:span text:style-name="T50">three new works</text:span><text:span text:style-name="T51">. Two options: 1. Using the sources from the proposal but adding three new ones. 2. Starting from scratch with three new sources. The new sources must deal with how the project was implemented.<text:s/></text:span></text:p>
      <text:p text:style-name="P52"><text:span text:style-name="T53">From the Proposal:</text:span><text:span text:style-name="T54"><text:s/>You may insert your entire Review of Other Work from the proposal but be sure it reads in the past tense. If you wish, you may leave out that material and start from scratch<text:s/></text:span><text:soft-page-break/><text:span text:style-name="T55">to meet the section's requirements. Either approach is acceptable so consider how relevant your proposal material is to the final report when deciding to keep or start from scratch.</text:span></text:p>
      <text:p text:style-name="P56"><text:span text:style-name="T57">What to Adjust:</text:span><text:span text:style-name="T58"><text:s/>Provide a review of </text:span><text:span text:style-name="T59">three</text:span><text:span text:style-name="T60"> additional works on your topic (not referenced in Task 2) that relate to the development of this project. Look for sources that provide guidance, answer questions, or include technical material that was helpful.<text:s/></text:span></text:p>
      <text:p text:style-name="P61"> </text:p>
      <text:p text:style-name="P62">Note: These other works may include interviews, white papers, research studies, best practices, configuration/implementation guides, migration paths, case studies, or other types of work that are publicly accessible.<text:s/></text:p>
      <text:p text:style-name="P63"/>
      <text:p text:style-name="P64"/>
      <text:h text:style-name="P65" text:outline-level="1"><text:bookmark-start text:name="_Toc114733500"/><text:bookmark-start text:name="_Toc581644865"/>Project Rationale is not used in the final capstone report. Do not copy from the proposal.<text:bookmark-end text:name="_Toc114733500"/><text:bookmark-end text:name="_Toc581644865"/></text:h>
      <text:p text:style-name="Normal"/>
      <text:h text:style-name="P66" text:outline-level="1"><text:bookmark-start text:name="_Toc114733501"/><text:bookmark-start text:name="_Toc1418035144"/>Changes to the Project Environment<text:bookmark-end text:name="_Toc114733501"/><text:bookmark-end text:name="_Toc1418035144"/></text:h>
      <text:p text:style-name="P67">In this section, describe and detail changes to the project environment made by the implementation of the project after its completion. Analyze the systems and describe the status of the project environment after the project implementation.<text:s/></text:p>
      <text:p text:style-name="P68"><text:span text:style-name="T69">From the Proposal:</text:span><text:span text:style-name="T70"><text:s/>Move your Current Project Environment material from the proposal. Label this as the "original" environment before the project was completed.</text:span></text:p>
      <text:p text:style-name="P71"><text:span text:style-name="T72">What to Adjust:</text:span><text:span text:style-name="T73"><text:s/>Add new material (another paragraph works) that describes how the original environment changed once the project was completed. What's new and what did it improve?</text:span></text:p>
      <text:p text:style-name="P74"/>
      <text:h text:style-name="P75" text:outline-level="1"><text:bookmark-start text:name="_Toc114733502"/><text:bookmark-start text:name="_Toc278196908"/><text:soft-page-break/>Methodology<text:bookmark-end text:name="_Toc114733502"/><text:bookmark-end text:name="_Toc278196908"/></text:h>
      <text:p text:style-name="P76">In this section, describe and detail how your completed project was governed by a specific methodology. Explain how a standard methodology was applied for the implementation of the project.</text:p>
      <text:p text:style-name="P77"><text:span text:style-name="T78">From the Proposal:</text:span><text:span text:style-name="T79"><text:s/>Move your proposal's Methodology section to this report.</text:span></text:p>
      <text:p text:style-name="P80"><text:span text:style-name="T81">What to Adjust:</text:span><text:span text:style-name="T82"><text:s/>You'll want to make the old material read in past tense. You'll also want to add specific project details or examples to the phases of your methodology to emphasize what you actually accomplished. <text:s/></text:span></text:p>
      <text:h text:style-name="P83" text:outline-level="1"><text:bookmark-start text:name="_Toc114733503"/><text:bookmark-start text:name="_Toc618002616"/>Project Goals and Objectives<text:bookmark-end text:name="_Toc114733503"/><text:bookmark-end text:name="_Toc618002616"/></text:h>
      <text:p text:style-name="P84">This section provides a detailed explanation of how project goals and objectives were met. If goals or objectives were not met, that's fine as long as you explain why.<text:s/></text:p>
      <text:p text:style-name="P85"><text:span text:style-name="T86">From the Proposal:</text:span><text:span text:style-name="T87"><text:s/>Copy your Goals, Objectives, and Deliverables section. You may also copy the Goals table as it helps the evaluator more clearly understand the hierarchy.</text:span></text:p>
      <text:p text:style-name="P88"><text:span text:style-name="T89">What to Adjust:</text:span><text:span text:style-name="T90"><text:s/>Make sure this reads in the past tense. You may remove the deliverables. You must include a clear, obvious statement with each goal and objective about how it was successfully completed. If you decide to leave the deliverable, connecting them with your objective's success statement is effective.<text:s/></text:span></text:p>
      <text:p text:style-name="P91"/>
      <text:h text:style-name="P92" text:outline-level="1"><text:bookmark-start text:name="_Toc114733504"/><text:bookmark-start text:name="_Toc409539389"/>Project Timeline<text:bookmark-end text:name="_Toc114733504"/><text:s/><text:bookmark-end text:name="_Toc409539389"/></text:h>
      <text:p text:style-name="P93">This section creates a timeline that deals with planned and actual durations and the final project's start and end dates. Include a paragraph after the timeline that compares the durations and provides information about where times did or did not work out as planned.<text:s/></text:p>
      <text:p text:style-name="P94"><text:span text:style-name="T95">From the Proposal</text:span><text:span text:style-name="T96">: Copy the timeline table.<text:s/></text:span></text:p>
      <text:soft-page-break/>
      <text:p text:style-name="P97"><text:span text:style-name="T98">What to Adjust</text:span><text:span text:style-name="T99">: Create new headings that include: Planned Duration, Actual Duration, Actual Start Date, and Actual End Date. Keep the Deliverables column. Remove or rename the proposal's date columns.<text:s/></text:span><text:span text:style-name="T100">(Don’t miss this</text:span><text:span text:style-name="T101">à</text:span><text:span text:style-name="T102">)</text:span><text:span text:style-name="T103"><text:s/></text:span><text:span text:style-name="T104">After the updated timeline, add a narrative discussing how you met the timeline and any changes from task 2. If they were no variances, explain why.<text:s/></text:span></text:p>
      <text:p text:style-name="P105">Note: Because the project is now completed, all the dates must be in the recent past. The evaluator will not compare them to the dates in task 2.<text:s/></text:p>
      <text:h text:style-name="P106" text:outline-level="1"/>
      <text:h text:style-name="P107" text:outline-level="1"><text:bookmark-start text:name="_Toc114733505"/><text:bookmark-start text:name="_Toc1416212178"/>Unanticipated Requirements<text:bookmark-end text:name="_Toc114733505"/><text:bookmark-end text:name="_Toc1416212178"/></text:h>
      <text:p text:style-name="P108"><text:span text:style-name="T109">In this section, describe the requirements that emerged during implementation. These are not timing-related (those go in the timeline) but relate to hardware, software, or personnel-type issues that arose during the project's implementation. Additionally, be sure to explain how they were resolved or why they were not solved. If there were no unanticipated requirements, explain why.<text:s/></text:span><text:span text:style-name="T110">This is a new section. DO NOT LEAVE IT BLANK.</text:span></text:p>
      <text:h text:style-name="P111" text:outline-level="1"><text:bookmark-start text:name="_Toc114733506"/><text:bookmark-start text:name="_Toc723511441"/>Conclusions<text:bookmark-end text:name="_Toc114733506"/><text:bookmark-end text:name="_Toc723511441"/></text:h>
      <text:p text:style-name="Normal"/>
      <text:p text:style-name="P112">In this section, explain the actual project accomplishments and immediate and potential future effects of the completed project. Include at least one measurable metric that was used to prove the project's success.<text:s/></text:p>
      <text:p text:style-name="P113"><text:span text:style-name="T114">From the Proposal:</text:span><text:span text:style-name="T115"><text:s/>Copy the Outcome section.</text:span></text:p>
      <text:p text:style-name="P116"><text:span text:style-name="T117">What to Adjust:</text:span><text:span text:style-name="T118"><text:s/>Change your Outcome to past tense. Include information about immediate and potential effects of the completed project. Provide specific examples where relevant. Update the measurable metric information from the proposal. If there is none, add new material that specifies what was measured and what measurement indicated success.</text:span></text:p>
      <text:p text:style-name="P119"/>
      <text:h text:style-name="P120" text:outline-level="1"><text:bookmark-start text:name="_Toc114733507"/><text:bookmark-start text:name="_Toc1984282241"/>Project Deliverables<text:bookmark-end text:name="_Toc114733507"/><text:bookmark-end text:name="_Toc1984282241"/></text:h>
      <text:p text:style-name="P121"><text:span text:style-name="T122">This section describes at least three project artifacts (examples) that appear in the appendices. The artifacts should provide a logical display to substantiate the described successes and benefits of the completed project. Refer to each appendix item (included after the References section as Appendix A, Appendix B, etc.) and describe how it demonstrates evidence of the project's completion. Artifacts may include code samples, screenshots, photos, flowcharts, process diagrams, tables, graphs, network diagrams (before and after), training materials or related documents (e.g., policies), etc.</text:span><text:span text:style-name="T123"><text:s/>This is a new Section.<text:s/></text:span></text:p>
      <text:p text:style-name="P124"><text:line-break/></text:p>
      <text:p text:style-name="Normal"/>
      <text:p text:style-name="P125"/>
      <text:h text:style-name="P126" text:outline-level="1"/>
      <text:p text:style-name="P127"/>
      <text:h text:style-name="P128" text:outline-level="1"><text:bookmark-start text:name="_Toc114733508"/><text:bookmark-start text:name="_Toc591442791"/><text:soft-page-break/>References<text:bookmark-end text:name="_Toc114733508"/><text:bookmark-end text:name="_Toc591442791"/></text:h>
      <text:p text:style-name="P129">List all the outside sources that the narrative refers to in-text. For in-text and reference list citations, please refer to the web link in the Course of Study or visit the WGU Writing Center.<text:s/></text:p>
      <text:p text:style-name="P130">Note: Ensure that you have an in-text citation for each full citation and vice versa. Those citation pairs must match up according to APA formatting. For example:</text:p>
      <text:p text:style-name="P131"><text:span text:style-name="T132">In his seminal work describing not very important things about things nobody cares about, Ashe discusses the importance of proper kerning when writing medieval sonnets<text:s/></text:span><text:span text:style-name="T133">(Ashe, 2022)</text:span><text:span text:style-name="T134">.</text:span></text:p>
      <text:h text:style-name="P135" text:outline-level="1"><text:bookmark-start text:name="_Toc2024280420"/><text:bookmark-start text:name="_Toc114733509"/><text:span text:style-name="T136">References</text:span><text:bookmark-end text:name="_Toc2024280420"/><text:bookmark-end text:name="_Toc114733509"/></text:h>
      <text:p text:style-name="P137"><text:span text:style-name="T138">Ashe, J. (2022, October 32).<text:s/></text:span><text:span text:style-name="T139">Pokémon Scarlet and Pokémon Violet Coming to Nintendo Switch.</text:span><text:span text:style-name="T140"><text:s/>Retrieved November 32, 2022, from https://www.pokemon.com/us/pokemon-news/pokemon-scarlet-and-pokemon-violet-coming-to-nintendo-switch/.</text:span></text:p>
      <text:p text:style-name="P141"/>
      <text:p text:style-name="P142"/>
      <text:p text:style-name="P143"><text:span text:style-name="T144">Use<text:s/></text:span><text:a xlink:href="https://support.microsoft.com/en-us/office/create-a-bibliography-citations-and-references-17686589-4824-4940-9c69-342c289fa2a5" office:target-frame-name="_top" xlink:show="replace"><text:span text:style-name="T145">MS Word's 'reference' feature</text:span></text:a><text:span text:style-name="T146"><text:s/>to manage citations and your reference page. Use this<text:s/></text:span><text:a xlink:href="https://drive.google.com/open?id=1cA2sMO-VCODKjnqDwvVWfO_wiHgigLVe" office:target-frame-name="_top" xlink:show="replace"><text:span text:style-name="T147">APA Quick Reference</text:span></text:a><text:span text:style-name="T148">,</text:span><text:span text:style-name="T149"><text:s/>follow the style of this<text:s/></text:span><text:a xlink:href="https://drive.google.com/file/d/1g9hN5GC3n5dqKM4BeFSitJ5R12I8aJSJ/view?usp=sharing" office:target-frame-name="_top" xlink:show="replace"><text:span text:style-name="T150">Task 2 Proposal Example</text:span></text:a><text:span text:style-name="T151">, and these formatting guidelines:</text:span></text:p>
      <text:list text:style-name="LFO1" text:continue-numbering="true">
        <text:list-item>
          <text:p text:style-name="P152"><text:span text:style-name="T153">For<text:s/></text:span><text:span text:style-name="T154">B. Other Works</text:span><text:span text:style-name="T155"><text:s/>have at least<text:s/></text:span><text:span text:style-name="T156">three different<text:s/></text:span><text:span text:style-name="T157">works referenced using in-text citations.</text:span></text:p>
        </text:list-item>
        <text:list-item>
          <text:p text:style-name="P158">For every reference listed, have at least one in-text citation in APA style.</text:p>
        </text:list-item>
        <text:list-item>
          <text:p text:style-name="P159">Use consistent formatting.</text:p>
        </text:list-item>
        <text:list-item>
          <text:p text:style-name="P160">Use hanging Indent.</text:p>
        </text:list-item>
        <text:list-item>
          <text:p text:style-name="P161">Right-click to remove hyperlinks.</text:p>
        </text:list-item>
      </text:list>
      <text:p text:style-name="P162"/>
      <text:p text:style-name="P163"/>
      <text:p text:style-name="P164"/>
      <text:p text:style-name="P165"/>
      <text:p text:style-name="P166"/>
      <text:p text:style-name="P167"/>
      <text:p text:style-name="P168"/>
      <text:p text:style-name="P169"/>
      <text:p text:style-name="P170"/>
      <text:p text:style-name="P171"/>
      <text:h text:style-name="P172" text:outline-level="1"><text:bookmark-start text:name="_Toc114733510"/><text:bookmark-start text:name="_Toc941721736"/><text:soft-page-break/><text:span text:style-name="T173">Appendix A</text:span><text:bookmark-end text:name="_Toc114733510"/><text:bookmark-end text:name="_Toc941721736"/></text:h>
      <text:h text:style-name="P174" text:outline-level="1"><text:bookmark-start text:name="_Toc114733511"/><text:bookmark-start text:name="_Toc2026139727"/><text:span text:style-name="T175">Title of Appendix</text:span><text:bookmark-end text:name="_Toc114733511"/><text:bookmark-end text:name="_Toc2026139727"/></text:h>
      <text:p text:style-name="P176"><text:span text:style-name="T177">Put any supporting material in these appendices. Add additional or delete superfluous appendices as needed.</text:span></text:p>
      <text:h text:style-name="P178" text:outline-level="1"><text:bookmark-start text:name="_Toc114733512"/><text:bookmark-start text:name="_Toc926911063"/><text:soft-page-break/>Appendix B<text:bookmark-end text:name="_Toc114733512"/><text:bookmark-end text:name="_Toc926911063"/></text:h>
      <text:h text:style-name="P179" text:outline-level="1"><text:bookmark-start text:name="_Toc114733513"/><text:bookmark-start text:name="_Toc1286724516"/><text:span text:style-name="T180">Title of Appendix</text:span><text:bookmark-end text:name="_Toc114733513"/><text:bookmark-end text:name="_Toc1286724516"/></text:h>
      <text:p text:style-name="P181"><text:span text:style-name="T182">Put any supporting material in these appendices. Add additional or delete superfluous appendices as needed.</text:span></text:p>
      <text:h text:style-name="P183" text:outline-level="1"><text:bookmark-start text:name="_Toc114733514"/><text:bookmark-start text:name="_Toc93934308"/><text:soft-page-break/><text:span text:style-name="T184">Appendix C</text:span><text:bookmark-end text:name="_Toc114733514"/><text:bookmark-end text:name="_Toc93934308"/></text:h>
      <text:h text:style-name="P185" text:outline-level="1"><text:bookmark-start text:name="_Toc114733515"/><text:bookmark-start text:name="_Toc549812047"/><text:span text:style-name="T186">Title of Appendix</text:span><text:bookmark-end text:name="_Toc114733515"/><text:bookmark-end text:name="_Toc549812047"/></text:h>
      <text:p text:style-name="P187"><text:span text:style-name="T188">Put any supporting material in these appendices. Add additional or delete superfluous appendices as needed.</text:span></text:p>
      <text:p text:style-name="P1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Georgia" svg:font-family="Georgia" style:font-family-generic="roman" style:font-pitch="variable" svg:panose-1="2 4 5 2 5 4 5 2 3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line-height="200%"/>
      <style:text-properties style:font-name="Times New Roman" style:font-name-asian="Times New Roman" style:font-name-complex="Times New Roman" fo:font-weight="bold" style:font-weight-asian="bold" style:font-weight-complex="bold" fo:font-size="12pt" style:font-size-asian="12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Times New Roman" style:font-name-asian="Times New Roman" style:font-name-complex="Times New Roman" fo:font-weight="bold" style:font-weight-asian="bold" style:font-weight-complex="bold" fo:color="#6F6F74"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style:text-properties style:font-name="Times New Roman" style:font-name-asian="Times New Roman" style:font-name-complex="Times New Roman" fo:font-weight="bold" style:font-weight-asian="bold" style:font-weight-complex="bold" fo:color="#6F6F74" fo:hyphenate="false"/>
    </style:style>
    <style:style style:name="Heading4" style:display-name="Heading 4" style:family="paragraph" style:parent-style-name="Normal" style:next-style-name="Normal"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Normal"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fo:font-size="12pt" style:font-size-asian="12pt" style:font-size-complex="14pt"/>
    </style:style>
    <style:style style:name="HeaderChar" style:display-name="Header Char" style:family="text" style:parent-style-name="DefaultParagraphFont"/>
    <style:style style:name="FooterChar" style:display-name="Footer Char" style:family="text" style:parent-style-name="DefaultParagraphFont"/>
    <style:style style:name="Hyperlink" style:display-name="Hyperlink" style:family="text" style:parent-style-name="DefaultParagraphFont">
      <style:text-properties fo:color="#67AABF" style:text-underline-type="single" style:text-underline-style="solid" style:text-underline-width="auto" style:text-underline-mode="continuous"/>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color="#6F6F74" fo:font-size="13pt" style:font-size-asian="13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color="#6F6F74"/>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fo:font-size="10pt" style:font-size-asian="10pt" style:font-size-complex="10pt"/>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B1B5AB" style:text-underline-type="single" style:text-underline-style="solid" style:text-underline-width="auto" style:text-underline-mode="continuous"/>
    </style:style>
    <style:style style:name="IndexLink" style:display-name="Index Link" style:family="text"/>
    <style:style style:name="Heading" style:display-name="Heading" style:family="paragraph" style:parent-style-name="Normal" style:next-style-name="BodyText">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BodyText" style:display-name="Body Text" style:family="paragraph" style:parent-style-name="Normal">
      <style:paragraph-properties fo:margin-bottom="0.0972in" fo:line-height="115%"/>
      <style:text-properties fo:hyphenate="false"/>
    </style:style>
    <style:style style:name="List" style:display-name="List" style:family="paragraph" style:parent-style-name="BodyText">
      <style:text-properties style:font-name-complex="Lucida Sans" fo:hyphenate="false"/>
    </style:style>
    <style:style style:name="Caption" style:display-name="Caption" style:family="paragraph" style:parent-style-name="Normal">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Lucida Sans" fo:hyphenate="false"/>
    </style:style>
    <style:style style:name="Title" style:display-name="Title" style:family="paragraph" style:parent-style-name="Normal" style:next-style-name="Normal">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HeaderandFooter" style:display-name="Header and Footer" style:family="paragraph" style:parent-style-name="Normal">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IndexHeading" style:display-name="Index Heading" style:family="paragraph" style:parent-style-name="Heading">
      <style:text-properties fo:hyphenate="false"/>
    </style:style>
    <style:style style:name="TOCHeading" style:display-name="TOC Heading" style:family="paragraph" style:parent-style-name="Heading1" style:next-style-name="Normal">
      <style:paragraph-properties fo:margin-top="0.3333in" fo:line-height="115%"/>
      <style:text-properties fo:color="#535356" fo:font-size="14pt" style:font-size-asian="14pt" style:language-asian="ja" style:country-asian="JP" fo:hyphenate="false"/>
    </style:style>
    <style:style style:name="TOC1" style:display-name="TOC 1" style:family="paragraph" style:parent-style-name="Normal" style:next-style-name="Normal" style:auto-update="true">
      <style:paragraph-properties fo:margin-bottom="0.0694in" fo:line-height="200%">
        <style:tab-stops>
          <style:tab-stop style:type="right" style:leader-style="dotted" style:leader-text="." style:position="6.493in"/>
        </style:tab-stops>
      </style:paragraph-properties>
      <style:text-propertie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itlePage" style:display-name="TitlePage" style:family="paragraph" style:parent-style-name="Normal">
      <style:paragraph-properties fo:text-align="center" style:vertical-align="baseline" style:line-height-at-least="0.3333in">
        <style:tab-stops>
          <style:tab-stop style:type="left" style:position="0.4in"/>
        </style:tab-stops>
      </style:paragraph-properties>
      <style:text-properties style:font-name="Courier New" fo:font-size="12pt" style:font-size-asian="12pt" style:font-size-complex="10pt"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Normal1" style:display-name="Normal1" style:family="paragraph">
      <style:paragraph-properties fo:widows="0" fo:orphans="0" style:contextual-spacing="true" fo:margin-bottom="0.1388in" fo:line-height="115%"/>
      <style:text-properties style:font-name="Calibri" style:font-name-asian="Calibri" style:font-name-complex="Calibri" fo:color="#000000" style:font-size-complex="10pt" fo:hyphenate="false"/>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NormalWeb" style:display-name="Normal (Web)" style:family="paragraph" style:parent-style-name="Normal">
      <style:text-properties fo:font-size="12pt" style:font-size-asian="12pt" style:font-size-complex="12pt" fo:hyphenate="false"/>
    </style:style>
    <style:style style:name="Subtitle" style:display-name="Subtitle" style:family="paragraph" style:parent-style-name="Normal" style:next-style-name="Normal">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font-name-complex="Symbol" fo:font-size="10pt" style:font-size-asian="10pt"/>
    </style:style>
    <style:style style:name="WW_CharLFO1LVL2" style:family="text">
      <style:text-properties style:font-name="Courier New" style:font-name-complex="Courier New" fo:font-size="10pt" style:font-size-asian="10pt"/>
    </style:style>
    <style:style style:name="WW_CharLFO1LVL3" style:family="text">
      <style:text-properties style:font-name="Wingdings" style:font-name-complex="Wingdings" fo:font-size="10pt" style:font-size-asian="10pt"/>
    </style:style>
    <style:style style:name="WW_CharLFO1LVL4" style:family="text">
      <style:text-properties style:font-name="Wingdings" style:font-name-complex="Wingdings" fo:font-size="10pt" style:font-size-asian="10pt"/>
    </style:style>
    <style:style style:name="WW_CharLFO1LVL5" style:family="text">
      <style:text-properties style:font-name="Wingdings" style:font-name-complex="Wingdings" fo:font-size="10pt" style:font-size-asian="10pt"/>
    </style:style>
    <style:style style:name="WW_CharLFO1LVL6" style:family="text">
      <style:text-properties style:font-name="Wingdings" style:font-name-complex="Wingdings" fo:font-size="10pt" style:font-size-asian="10pt"/>
    </style:style>
    <style:style style:name="WW_CharLFO1LVL7" style:family="text">
      <style:text-properties style:font-name="Wingdings" style:font-name-complex="Wingdings" fo:font-size="10pt" style:font-size-asian="10pt"/>
    </style:style>
    <style:style style:name="WW_CharLFO1LVL8" style:family="text">
      <style:text-properties style:font-name="Wingdings" style:font-name-complex="Wingdings" fo:font-size="10pt" style:font-size-asian="10pt"/>
    </style:style>
    <style:style style:name="WW_CharLFO1LVL9" style:family="text">
      <style:text-properties style:font-name="Wingdings" style:font-name-complex="Wingdings" fo:font-size="10pt" style:font-size-asian="10pt"/>
    </style:style>
    <style:default-page-layout>
      <style:page-layout-properties style:layout-grid-standard-mode="true"/>
    </style:default-page-layout>
    <style:default-style style:family="graphic">
      <style:graphic-properties draw:fill="solid" draw:fill-color="#6f6f74" draw:opacity="100%" draw:stroke="solid" svg:stroke-width="0.02083in" svg:stroke-color="#2b2b2d"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2"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3"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4"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5"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6"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7"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8"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level-style-number text:level="9" style:num-list-format-name="NLF0" style:num-format="">
        <style:list-level-properties text:space-before="0in" text:min-label-width="0in" text:list-level-position-and-space-mode="label-alignment">
          <style:list-level-label-alignment text:label-followed-by="nothing" fo:margin-left="0in" fo:text-indent="0in"/>
        </style:list-level-properties>
      </text:list-level-style-number>
    </text:list-style>
    <number:num-list-format style:name="NLF0">
      <number:num-list-label text:level="1"/>
      <number:text/>
      <number:num-list-label text:level="2"/>
      <number:text/>
      <number:num-list-label text:level="3"/>
      <number:text/>
      <number:num-list-label text:level="4"/>
      <number:text/>
      <number:num-list-label text:level="5"/>
      <number:text/>
      <number:num-list-label text:level="6"/>
      <number:text/>
      <number:num-list-label text:level="7"/>
      <number:text/>
      <number:num-list-label text:level="8"/>
      <number:text/>
      <number:num-list-label text:level="9"/>
      <number:text/>
    </number:num-list-format>
    <style:page-layout style:name="PL0">
      <style:page-layout-properties fo:page-width="8.5in" fo:page-height="11in" style:print-orientation="portrait" fo:margin-top="0.5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in"/>
      </style:footer-style>
    </style:page-layout>
    <style:style style:name="P2" style:parent-style-name="Normal" style:family="paragraph">
      <style:paragraph-properties>
        <style:tab-stops>
          <style:tab-stop style:type="center" style:position="3.25in"/>
          <style:tab-stop style:type="right" style:position="6.5in"/>
        </style:tab-stops>
      </style:paragraph-properties>
    </style:style>
    <style:style style:name="T3" style:parent-style-name="DefaultParagraphFont" style:family="text">
      <style:text-properties fo:color="#000000"/>
    </style:style>
    <style:style style:name="T4" style:parent-style-name="DefaultParagraphFont" style:family="text">
      <style:text-properties fo:color="#000000" fo:background-color="#FFFF00"/>
    </style:style>
    <style:style style:name="T5" style:parent-style-name="DefaultParagraphFont" style:family="text">
      <style:text-properties fo:color="#000000"/>
    </style:style>
    <style:style style:name="P6" style:parent-style-name="Normal" style:family="paragraph">
      <style:paragraph-properties fo:widows="0" fo:orphans="0" fo:line-height="115%"/>
      <style:text-properties fo:color="#000000"/>
    </style:style>
    <style:page-layout style:name="PL1">
      <style:page-layout-properties fo:page-width="8.5in" fo:page-height="11in" style:print-orientation="portrait" fo:margin-top="0.5in" fo:margin-left="1in" fo:margin-bottom="0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1in"/>
      </style:footer-style>
    </style:page-layout>
    <style:style style:name="P23" style:parent-style-name="Normal" style:family="paragraph">
      <style:paragraph-properties>
        <style:tab-stops>
          <style:tab-stop style:type="center" style:position="3.25in"/>
          <style:tab-stop style:type="right" style:position="6.5in"/>
        </style:tab-stops>
      </style:paragraph-properties>
    </style:style>
    <style:style style:name="T24" style:parent-style-name="DefaultParagraphFont" style:family="text">
      <style:text-properties fo:color="#000000" fo:background-color="#FFFF00"/>
    </style:style>
    <style:style style:name="T25" style:parent-style-name="DefaultParagraphFont" style:family="text">
      <style:text-properties fo:color="#000000"/>
    </style:style>
    <style:style style:name="P26" style:parent-style-name="Normal" style:family="paragraph">
      <style:paragraph-properties fo:widows="0" fo:orphans="0" fo:line-height="115%"/>
      <style:text-properties fo:color="#000000"/>
    </style:style>
  </office:automatic-styles>
  <office:master-styles>
    <style:master-page style:name="MP0" style:page-layout-name="PL0">
      <style:header>
        <text:p text:style-name="P2"><text:span text:style-name="T3">Running head:<text:s/></text:span><text:span text:style-name="T4">50-CHARACTER VERSION OF TITLE IN CAPS</text:span><text:span text:style-name="T5"><text:page-number text:fixed="false">1</text:page-number></text:span></text:p>
        <text:p text:style-name="P6"/>
      </style:header>
    </style:master-page>
    <style:master-page style:name="MP1" style:page-layout-name="PL1">
      <style:header>
        <text:p text:style-name="P23"><text:span text:style-name="T24">TITLE OF YOUR PAPER</text:span><text:span text:style-name="T25"><text:page-number text:fixed="false">13</text:page-number></text:span></text:p>
        <text:p text:style-name="P26"/>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el Stewardson</meta:initial-creator>
    <dc:creator>Jim Ashe</dc:creator>
    <meta:creation-date>2024-07-09T21:35:00Z</meta:creation-date>
    <dc:date>2024-07-09T21:35:00Z</dc:date>
    <meta:template xlink:href="Normal" xlink:type="simple"/>
    <meta:editing-cycles>2</meta:editing-cycles>
    <meta:editing-duration>PT0S</meta:editing-duration>
    <meta:user-defined meta:name="ContentTypeId">0x0101009A30F1838F1A9C4C8369A1109B92D3A0</meta:user-defined>
    <meta:document-statistic meta:page-count="14" meta:paragraph-count="20" meta:word-count="1568" meta:character-count="10488" meta:row-count="74" meta:non-whitespace-character-count="8940"/>
  </office:meta>
</office:document-meta>
</file>